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13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" table:default-cell-style-name="ce41"/>
        <table:table-column table:style-name="co25" table:default-cell-style-name="ce41"/>
        <table:table-column table:style-name="co41" table:default-cell-style-name="ce41"/>
        <table:table-column table:style-name="co42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.00.0000</text:date>, <text:time style:data-style-name="N2" text:time-value="20:10:07.2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2T20:21:55.391000000</dc:date>
    <meta:editing-duration>P6DT4H56M23S</meta:editing-duration>
    <meta:editing-cycles>2430</meta:editing-cycles>
    <meta:document-statistic meta:table-count="6" meta:cell-count="13423" meta:object-count="0"/>
  </office:meta>
</office:document-meta>
</file>